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0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</style:style>
    <style:style style:name="gr10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674cm" svg:height="3.902cm" svg:x="1.086cm" svg:y="2.226cm">
          <text:p text:style-name="P1">0x200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74cm" svg:height="3.902cm" svg:x="4.455cm" svg:y="2.226cm">
          <text:p text:style-name="P1">0x004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832cm" svg:height="3.902cm" svg:x="7.601cm" svg:y="2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31cm" svg:height="2.116cm" svg:x="11.554cm" svg:y="3.1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99cm" svg:height="2.116cm" svg:x="14.52cm" svg:y="3.1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22cm" svg:height="2.116cm" svg:x="24.841cm" svg:y="3.11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922cm" svg:y1="15.43cm" svg:x2="2.228cm" svg:y2="6.88cm">
          <text:p/>
        </draw:line>
        <draw:frame draw:style-name="gr5" draw:text-style-name="P2" draw:layer="layout" svg:width="8.522cm" svg:height="3.569cm" svg:x="0.669cm" svg:y="16.292cm">
          <draw:text-box>
            <text:p><text:span text:style-name="T1">Bytes 0 and 1 – packet status</text:span></text:p>
            <text:p><text:span text:style-name="T1">Bit 15: multicast package</text:span></text:p>
            <text:p><text:span text:style-name="T1">Bit 14: packet matching address</text:span></text:p>
            <text:p><text:span text:style-name="T1">Bit 13: broadcast package</text:span></text:p>
            <text:p><text:span text:style-name="T1">Bit 0: frame ok</text:span></text:p>
            <text:p><text:span text:style-name="T1">So in this case, this is a valid broadcast</text:span></text:p>
            <text:p><text:span text:style-name="T1">package</text:span></text:p>
          </draw:text-box>
        </draw:frame>
        <draw:custom-shape draw:style-name="gr3" draw:text-style-name="P1" draw:layer="layout" svg:width="2.731cm" svg:height="2.116cm" svg:x="8.353cm" svg:y="3.11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186cm" svg:y1="11.391cm" svg:x2="5.765cm" svg:y2="6.155cm">
          <text:p/>
        </draw:line>
        <draw:frame draw:style-name="gr5" draw:text-style-name="P2" draw:layer="layout" svg:width="5.458cm" svg:height="1.673cm" svg:x="6.823cm" svg:y="12.144cm">
          <draw:text-box>
            <text:p><text:span text:style-name="T1">Bytes 2 and 3</text:span></text:p>
            <text:p><text:span text:style-name="T1">Packet length in bytes</text:span></text:p>
            <text:p><text:span text:style-name="T1">In this case, 0x40 = 64</text:span></text:p>
          </draw:text-box>
        </draw:frame>
        <draw:line draw:style-name="gr4" draw:text-style-name="P1" draw:layer="layout" svg:x1="10.695cm" svg:y1="8.94cm" svg:x2="9.915cm" svg:y2="5.57cm">
          <text:p/>
        </draw:line>
        <draw:frame draw:style-name="gr5" draw:text-style-name="P2" draw:layer="layout" svg:width="5.458cm" svg:height="1.199cm" svg:x="8.634cm" svg:y="9.332cm">
          <draw:text-box>
            <text:p><text:span text:style-name="T1">Bytes 4 - 9</text:span></text:p>
            <text:p><text:span text:style-name="T1">MAC destination address</text:span></text:p>
          </draw:text-box>
        </draw:frame>
        <draw:line draw:style-name="gr4" draw:text-style-name="P1" draw:layer="layout" svg:x1="15.039cm" svg:y1="12.672cm" svg:x2="13.396cm" svg:y2="5.514cm">
          <text:p/>
        </draw:line>
        <draw:line draw:style-name="gr4" draw:text-style-name="P1" draw:layer="layout" svg:x1="19.913cm" svg:y1="9.748cm" svg:x2="19.105cm" svg:y2="5.626cm">
          <text:p/>
        </draw:line>
        <draw:frame draw:style-name="gr5" draw:text-style-name="P2" draw:layer="layout" svg:width="5.458cm" svg:height="1.199cm" svg:x="18.326cm" svg:y="10.282cm">
          <draw:text-box>
            <text:p><text:span text:style-name="T1">Bytes 16 - 63</text:span></text:p>
            <text:p><text:span text:style-name="T1">Ethernet payload</text:span></text:p>
          </draw:text-box>
        </draw:frame>
        <draw:frame draw:style-name="gr5" draw:text-style-name="P2" draw:layer="layout" svg:width="5.458cm" svg:height="1.199cm" svg:x="15.04cm" svg:y="12.956cm">
          <draw:text-box>
            <text:p><text:span text:style-name="T1">Bytes 10 - 15</text:span></text:p>
            <text:p><text:span text:style-name="T1">MAC source address</text:span></text:p>
          </draw:text-box>
        </draw:frame>
        <draw:line draw:style-name="gr4" draw:text-style-name="P1" draw:layer="layout" svg:x1="25.846cm" svg:y1="9.775cm" svg:x2="25.132cm" svg:y2="5.627cm">
          <text:p/>
        </draw:line>
        <draw:frame draw:style-name="gr5" draw:text-style-name="P2" draw:layer="layout" svg:width="5.458cm" svg:height="1.199cm" svg:x="23.172cm" svg:y="10.228cm">
          <draw:text-box>
            <text:p><text:span text:style-name="T1">Bytes 64 - 67</text:span></text:p>
            <text:p><text:span text:style-name="T1">CRC sum</text:span></text:p>
          </draw:text-box>
        </draw:frame>
        <draw:custom-shape draw:style-name="gr6" draw:text-style-name="P1" draw:layer="layout" svg:width="0.697cm" svg:height="19.539cm" draw:transform="rotate (-1.5707963267949) translate (27.294cm 1.12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0.697cm" svg:height="5.976cm" draw:transform="rotate (-1.5707963267949) translate (7.158cm 1.12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" draw:layer="layout" svg:width="5.458cm" svg:height="0.725cm" svg:x="2.283cm" svg:y="0.141cm">
          <draw:text-box>
            <text:p><text:span text:style-name="T1">Header of buffer entry</text:span></text:p>
          </draw:text-box>
        </draw:frame>
        <draw:frame draw:style-name="gr5" draw:text-style-name="P2" draw:layer="layout" svg:width="5.458cm" svg:height="0.725cm" svg:x="12.977cm" svg:y="0.142cm">
          <draw:text-box>
            <text:p><text:span text:style-name="T1">Ethernet packag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3" draw:layer="layout" svg:width="2.674cm" svg:height="3.902cm" svg:x="1.086cm" svg:y="0.526cm">
          <text:p text:style-name="P1"><text:span text:style-name="T2">0x200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74cm" svg:height="3.902cm" svg:x="4.455cm" svg:y="0.526cm">
          <text:p text:style-name="P1"><text:span text:style-name="T2">0x004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24cm" svg:height="3.902cm" svg:x="7.601cm" svg:y="0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75cm" svg:height="2.116cm" svg:x="8.353cm" svg:y="1.41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565cm" svg:height="0.645cm" svg:x="0.779cm" svg:y="4.706cm">
          <draw:text-box>
            <text:p><text:span text:style-name="T3">Bytes 0 - 1</text:span></text:p>
          </draw:text-box>
        </draw:frame>
        <draw:frame draw:style-name="gr5" draw:text-style-name="P4" draw:layer="layout" svg:width="3.565cm" svg:height="0.645cm" svg:x="4.201cm" svg:y="4.706cm">
          <draw:text-box>
            <text:p><text:span text:style-name="T3">Bytes 2 - 3</text:span></text:p>
          </draw:text-box>
        </draw:frame>
        <draw:frame draw:style-name="gr5" draw:text-style-name="P4" draw:layer="layout" svg:width="3.565cm" svg:height="0.645cm" svg:x="8.213cm" svg:y="4.706cm">
          <draw:text-box>
            <text:p><text:span text:style-name="T3">Bytes 4 - 67</text:span></text:p>
          </draw:text-box>
        </draw:frame>
        <draw:custom-shape draw:style-name="gr1" draw:text-style-name="P3" draw:layer="layout" svg:width="2.674cm" svg:height="3.902cm" svg:x="14.455cm" svg:y="0.533cm">
          <text:p text:style-name="P1"><text:span text:style-name="T2">0x200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74cm" svg:height="3.902cm" svg:x="17.824cm" svg:y="0.533cm">
          <text:p text:style-name="P1"><text:span text:style-name="T2">0x0040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565cm" svg:height="0.645cm" svg:x="14.148cm" svg:y="4.713cm">
          <draw:text-box>
            <text:p><text:span text:style-name="T3">Bytes 68 - 69</text:span></text:p>
          </draw:text-box>
        </draw:frame>
        <draw:frame draw:style-name="gr5" draw:text-style-name="P4" draw:layer="layout" svg:width="3.565cm" svg:height="0.645cm" svg:x="17.57cm" svg:y="4.713cm">
          <draw:text-box>
            <text:p><text:span text:style-name="T3">Bytes 70 - 71</text:span></text:p>
          </draw:text-box>
        </draw:frame>
        <draw:frame draw:style-name="gr8" draw:text-style-name="P4" draw:layer="layout" svg:width="5.155cm" svg:height="5.859cm" svg:x="21.971cm" svg:y="4.685cm">
          <draw:text-box>
            <text:p><text:span text:style-name="T3">Bytes 72 - 135</text:span></text:p>
          </draw:text-box>
        </draw:frame>
        <draw:custom-shape draw:style-name="gr2" draw:text-style-name="P1" draw:layer="layout" svg:width="6.324cm" svg:height="3.902cm" svg:x="20.969cm" svg:y="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75cm" svg:height="2.116cm" svg:x="21.721cm" svg:y="1.4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74cm" svg:height="3.902cm" svg:x="1.03cm" svg:y="7.948cm">
          <text:p text:style-name="P1"><text:span text:style-name="T2">0x200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74cm" svg:height="3.902cm" svg:x="4.399cm" svg:y="7.948cm">
          <text:p text:style-name="P1"><text:span text:style-name="T2">0x004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24cm" svg:height="3.902cm" svg:x="7.545cm" svg:y="7.9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75cm" svg:height="2.116cm" svg:x="8.297cm" svg:y="8.83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565cm" svg:height="0.645cm" svg:x="0.723cm" svg:y="12.128cm">
          <draw:text-box>
            <text:p><text:span text:style-name="T3">Bytes136 - 137</text:span></text:p>
          </draw:text-box>
        </draw:frame>
        <draw:frame draw:style-name="gr5" draw:text-style-name="P4" draw:layer="layout" svg:width="3.565cm" svg:height="0.645cm" svg:x="4.145cm" svg:y="12.128cm">
          <draw:text-box>
            <text:p><text:span text:style-name="T3">Bytes 138 - 139</text:span></text:p>
          </draw:text-box>
        </draw:frame>
        <draw:frame draw:style-name="gr5" draw:text-style-name="P4" draw:layer="layout" svg:width="3.565cm" svg:height="0.645cm" svg:x="8.157cm" svg:y="12.128cm">
          <draw:text-box>
            <text:p><text:span text:style-name="T3">Bytes 140 - 203</text:span></text:p>
          </draw:text-box>
        </draw:frame>
        <draw:custom-shape draw:style-name="gr1" draw:text-style-name="P3" draw:layer="layout" svg:width="2.674cm" svg:height="3.902cm" svg:x="14.399cm" svg:y="7.955cm">
          <text:p text:style-name="P1"><text:span text:style-name="T2">0x200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74cm" svg:height="3.902cm" svg:x="17.768cm" svg:y="7.955cm">
          <text:p text:style-name="P1"><text:span text:style-name="T2">0x004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24cm" svg:height="3.902cm" svg:x="20.913cm" svg:y="7.9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75cm" svg:height="2.116cm" svg:x="21.665cm" svg:y="8.83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565cm" svg:height="0.645cm" svg:x="14.148cm" svg:y="12.114cm">
          <draw:text-box>
            <text:p><text:span text:style-name="T3">Bytes 204 - 205</text:span></text:p>
          </draw:text-box>
        </draw:frame>
        <draw:frame draw:style-name="gr5" draw:text-style-name="P4" draw:layer="layout" svg:width="3.565cm" svg:height="0.645cm" svg:x="17.57cm" svg:y="12.114cm">
          <draw:text-box>
            <text:p><text:span text:style-name="T3">Bytes 206 - 207</text:span></text:p>
          </draw:text-box>
        </draw:frame>
        <draw:frame draw:style-name="gr9" draw:text-style-name="P4" draw:layer="layout" svg:width="5.155cm" svg:height="0.645cm" svg:x="21.971cm" svg:y="12.086cm">
          <draw:text-box>
            <text:p><text:span text:style-name="T3">Bytes 208 - 271</text:span></text:p>
          </draw:text-box>
        </draw:frame>
        <draw:custom-shape draw:style-name="gr1" draw:text-style-name="P3" draw:layer="layout" svg:width="2.674cm" svg:height="3.902cm" svg:x="1.03cm" svg:y="15.047cm">
          <text:p text:style-name="P1"><text:span text:style-name="T2">0x200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74cm" svg:height="3.902cm" svg:x="4.399cm" svg:y="15.047cm">
          <text:p text:style-name="P1"><text:span text:style-name="T2">0x004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24cm" svg:height="3.902cm" svg:x="7.545cm" svg:y="15.0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75cm" svg:height="2.116cm" svg:x="8.297cm" svg:y="15.938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565cm" svg:height="0.645cm" svg:x="0.723cm" svg:y="19.227cm">
          <draw:text-box>
            <text:p><text:span text:style-name="T3">Bytes272 - 273</text:span></text:p>
          </draw:text-box>
        </draw:frame>
        <draw:frame draw:style-name="gr5" draw:text-style-name="P4" draw:layer="layout" svg:width="3.565cm" svg:height="0.645cm" svg:x="4.145cm" svg:y="19.227cm">
          <draw:text-box>
            <text:p><text:span text:style-name="T3">Bytes 274 - 275</text:span></text:p>
          </draw:text-box>
        </draw:frame>
        <draw:frame draw:style-name="gr5" draw:text-style-name="P4" draw:layer="layout" svg:width="3.565cm" svg:height="0.645cm" svg:x="8.157cm" svg:y="19.227cm">
          <draw:text-box>
            <text:p><text:span text:style-name="T3">Bytes276 - 339</text:span></text:p>
          </draw:text-box>
        </draw:frame>
        <draw:custom-shape draw:style-name="gr1" draw:text-style-name="P3" draw:layer="layout" svg:width="2.674cm" svg:height="3.902cm" svg:x="14.399cm" svg:y="15.054cm">
          <text:p text:style-name="P1"><text:span text:style-name="T2">0x200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74cm" svg:height="3.902cm" svg:x="17.768cm" svg:y="15.054cm">
          <text:p text:style-name="P1"><text:span text:style-name="T2">0x004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24cm" svg:height="3.902cm" svg:x="20.913cm" svg:y="15.0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75cm" svg:height="2.116cm" svg:x="21.665cm" svg:y="15.93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565cm" svg:height="0.645cm" svg:x="14.148cm" svg:y="19.213cm">
          <draw:text-box>
            <text:p><text:span text:style-name="T3">Bytes 340 - 341</text:span></text:p>
          </draw:text-box>
        </draw:frame>
        <draw:frame draw:style-name="gr5" draw:text-style-name="P4" draw:layer="layout" svg:width="3.565cm" svg:height="0.645cm" svg:x="17.57cm" svg:y="19.213cm">
          <draw:text-box>
            <text:p><text:span text:style-name="T3">Bytes 342 - 343</text:span></text:p>
          </draw:text-box>
        </draw:frame>
        <draw:frame draw:style-name="gr9" draw:text-style-name="P4" draw:layer="layout" svg:width="5.155cm" svg:height="0.645cm" svg:x="21.972cm" svg:y="19.187cm">
          <draw:text-box>
            <text:p><text:span text:style-name="T3">Bytes344 - 407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2" draw:text-style-name="P1" draw:layer="layout" svg:width="2.648cm" svg:height="3.902cm" svg:x="0.388cm" svg:y="2.1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106cm" svg:height="3.902cm" svg:x="18.131cm" svg:y="2.16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208cm" svg:height="0.725cm" svg:x="18.16cm" svg:y="1.142cm">
          <draw:text-box>
            <text:p><text:span text:style-name="T1">Bytes 8160 - 8191</text:span></text:p>
          </draw:text-box>
        </draw:frame>
        <draw:frame draw:style-name="gr5" draw:text-style-name="P2" draw:layer="layout" svg:width="3.565cm" svg:height="0.725cm" svg:x="0.336cm" svg:y="0.947cm">
          <draw:text-box>
            <text:p><text:span text:style-name="T1">Bytes 0 - 35</text:span></text:p>
          </draw:text-box>
        </draw:frame>
        <draw:custom-shape draw:style-name="gr3" draw:text-style-name="P1" draw:layer="layout" svg:width="7.887cm" svg:height="2.116cm" svg:x="18.488cm" svg:y="3.0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61cm" svg:height="2.116cm" svg:x="0.607cm" svg:y="3.0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4.283cm" svg:height="3.902cm" svg:x="3.453cm" svg:y="2.167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9.915cm" svg:height="3.095cm" svg:x="0.752cm" svg:y="16.237cm">
          <draw:text-box>
            <text:p>Before receiving package:</text:p>
            <text:p>CBR = 8160</text:p>
            <text:p>CAPR = 8144</text:p>
            <text:p/>
          </draw:text-box>
        </draw:frame>
        <draw:frame draw:style-name="gr5" draw:layer="layout" svg:width="9.915cm" svg:height="3.095cm" svg:x="16.95cm" svg:y="16.21cm">
          <draw:text-box>
            <text:p>After receiving package:</text:p>
            <text:p>CBR = 36</text:p>
            <text:p>CAPR = 8144</text:p>
            <text:p/>
          </draw:text-box>
        </draw:frame>
        <draw:line draw:style-name="gr4" draw:text-style-name="P1" draw:layer="layout" svg:x1="21.222cm" svg:y1="10.277cm" svg:x2="20.192cm" svg:y2="5.598cm">
          <text:p/>
        </draw:line>
        <draw:frame draw:style-name="gr5" draw:text-style-name="P2" draw:layer="layout" svg:width="6.433cm" svg:height="1.199cm" svg:x="19.273cm" svg:y="11.23cm">
          <draw:text-box>
            <text:p><text:span text:style-name="T1">First part of package</text:span></text:p>
            <text:p><text:span text:style-name="T1">Stored at bytes 8160 - 8192</text:span></text:p>
          </draw:text-box>
        </draw:frame>
        <draw:frame draw:style-name="gr5" draw:text-style-name="P2" draw:layer="layout" svg:width="6.433cm" svg:height="1.199cm" svg:x="0.392cm" svg:y="11.314cm">
          <draw:text-box>
            <text:p><text:span text:style-name="T1">Second part of package</text:span></text:p>
            <text:p><text:span text:style-name="T1">Stored at bytes0 - 35</text:span></text:p>
          </draw:text-box>
        </draw:frame>
        <draw:line draw:style-name="gr4" draw:text-style-name="P1" draw:layer="layout" svg:x1="2.562cm" svg:y1="10.333cm" svg:x2="1.894cm" svg:y2="5.515cm">
          <text:p/>
        </draw:line>
        <draw:frame draw:style-name="gr5" draw:text-style-name="P2" draw:layer="layout" svg:width="6.433cm" svg:height="1.199cm" svg:x="8.275cm" svg:y="11.287cm">
          <draw:text-box>
            <text:p><text:span text:style-name="T1">Data from previously received packages</text:span></text:p>
          </draw:text-box>
        </draw:frame>
        <draw:line draw:style-name="gr4" draw:text-style-name="P1" draw:layer="layout" svg:x1="9.975cm" svg:y1="10.333cm" svg:x2="9.307cm" svg:y2="5.515cm">
          <text:p/>
        </draw:line>
        <draw:line draw:style-name="gr4" draw:text-style-name="P1" draw:layer="layout" svg:x1="10.249cm" svg:y1="17.519cm" svg:x2="15.095cm" svg:y2="17.519cm">
          <text:p/>
        </draw:line>
        <draw:frame draw:style-name="gr5" draw:layer="layout" svg:width="6.043cm" svg:height="1.673cm" svg:x="10.389cm" svg:y="15.542cm">
          <draw:text-box>
            <text:p>Receive 64 byte<text:line-break/>package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24.286cm" svg:height="5.041cm" svg:x="1.727cm" svg:y="0.611cm">
          <text:p text:style-name="P1">MAC 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286cm" svg:height="5.041cm" svg:x="1.726cm" svg:y="8.799cm">
          <text:p text:style-name="P1">PHY Lay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01cm" svg:height="4.177cm" svg:x="11.669cm" svg:y="5.123cm">
          <text:p text:style-name="P1">MM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286cm" svg:height="5.041cm" svg:x="1.725cm" svg:y="15.698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01cm" svg:height="4.177cm" svg:x="11.668cm" svg:y="12.391cm">
          <text:p text:style-name="P1">MDI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2-05-29T20:57:15</meta:creation-date>
    <dc:date>2012-06-04T21:46:40</dc:date>
    <dc:creator>Christian </dc:creator>
    <meta:editing-duration>PT1H6M13S</meta:editing-duration>
    <meta:editing-cycles>21</meta:editing-cycles>
    <meta:generator>LibreOffice/3.5$Linux_x86 LibreOffice_project/350m1$Build-2</meta:generator>
    <meta:document-statistic meta:object-count="116"/>
  </office:meta>
</office:document-meta>
</file>